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officeooo="http://openoffice.org/2009/office" office:version="1.2">
  <office:body>
    <office:spreadsheet>
      <table:table table:name="HighFalse" table:style-name="ta1">
        <table:table-row>
          <table:table-cell office:value-type="string">
            <text:p>Person</text:p>
          </table:table-cell>
          <table:table-cell office:value-type="string">
            <text:p>False Count</text:p>
          </table:table-cell>
          <table:table-cell office:value-type="string">
            <text:p>Total Count</text:p>
          </table:table-cell>
          <table:table-cell office:value-type="string">
            <text:p>False Ratio</text:p>
          </table:table-cell>
        </table:table-row>
        <table:table-row>
          <table:table-cell office:value-type="string">
            <text:p>Natalia Bruni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essica Biel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anel Santos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gelique Bellerose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immy Broadway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occo Siffredi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ndra Hill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sha Blue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teve Holmes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ommy Gunn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oni Ribas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yler Jo Walker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rly Treanor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rol Rouge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rrick Pierce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rik Janak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ack Moore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aul Costa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ico Hernandez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obby Echo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oxie Doll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awney Lane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arles Dera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ric John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rik Everhard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Haruka Oosawa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die Lee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rdi El Nino Polla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mantha Sparkle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sha Darkheart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aylor Rose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ctoria Bailey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ett Tea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ette Harper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ttila Schuster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elle Jolie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rian Bonds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rick Danger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lia Gunther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Gabriela Glazer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Karen Fayina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alia Monet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edeli Buttland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laudia Arizo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mien Thorne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rkEmily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ka Z Valerie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mber Winters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ustyVon Tease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roline Mann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lara Hewitt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liah Amor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Frank Jones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Helena Dickens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digo Vanity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my Fox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erenity Adams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heila Cooper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ctoria Angel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Zsur Cummings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by Action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na LamLam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mara Bhunawat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my Matthews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sami Hoshikawa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enny Green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etty Dark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e McSorley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Fione Absolut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udith Able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Medusa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loane Synful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emar Bush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Ulorin Vex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delle Anderson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xis Andrews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utumn Angel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va Solanas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ad Girl Natasha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oris Lang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ndi Summers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erry Black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ihiro Kitagawa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ne Raiden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orothy Channing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Gabriella Asstryd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rdan Stryker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Lina Sun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achell Ann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io Malandro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yan Patrix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elina Sky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ofia Soleil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tacy Edwards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olet Snow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Yeva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Yumi Tanaka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ddison Fever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i Nakamori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i Nashi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kina Asmus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xia Jordon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dy Ray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na Toulous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yaka Mikami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unnie Bennett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lvin King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meron James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mille S Darma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mpbell Twins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rmen D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rrie Joslin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effie Shot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nek Gyor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ni Peach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iana Cu De Melancia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na Koshino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Ginger Rayles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Helen Kroff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slavoika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zces Divine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ean Pierre Armand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essica Marco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essica Martinez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Kittina Ivory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Lina Star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Maria Antonella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Morgan Attwood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gina Jane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icardo Luis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ubby Belle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usty Rockspring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mantha Rose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nae Momoi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carlett Storm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ia Gyal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effany Gales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iffany Meadows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enus Valencia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War Machine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x Robbin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ice Kingsnorth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isa Kovi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li May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melia Brooke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a BB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n Umemiy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qua Pol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riel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shton Mari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ibina Xox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onita Butterfly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rian Mayor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rittney Bunny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rownie Deluxxx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meron Foster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aos Cost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eri Taylor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loe Wilder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le Brook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ristina Blond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niel Bentro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lilah Grac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reck Defendi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iamond Doll XX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iana Delgado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dyta Sliwinsk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va Everheart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Foxy Ze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Gail Lyon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Ginger Nadin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Hannah Brook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ennifer Blaz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enny On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essi Sour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essica Fuente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ulia Channel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uliana Gome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Karina Kandy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Kiley Jay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La Bell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Lullu Gun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Lulu Sparkl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icki Hunter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icole Heaven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orma Joel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ayann Park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beka Kan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ggie Ye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ichard Beigh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ndralyd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carlet Telle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ilvia Bell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indy Angel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tacey Kay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tacy Savag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teven Garci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unny Sin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usana Pino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uzune Toujou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ylvy Sinclair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aylor Salem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rina Matthews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abank Sterk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anessa Stalin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olette Lov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xen LaMoor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Whinny Spice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Will Simon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Wu Muxi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Yoko Yoshikawa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Yoshiko Kitano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Yukari Endo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driana Veg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iden Ston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ana Kraliss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ssandra Fadyl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x Ginge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exia Fast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icia Fox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ina Crystal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ina Ros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llegra Sphynx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a Rock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niko Harnal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ragne Spicy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riana Shin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udree Jaymes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urora Lopez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very Ray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etka Schpitz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Bianka Swool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rmen Arroyo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terine Lov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loe Black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ris 44G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ristin Black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hristy Bende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risty Red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ynthia Lavign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na Jay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ni Amou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niela Pablo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nn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sirae Ros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iana Jan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orota Rabczewsk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ulce Maripos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lisa Verricci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lisabeth Dim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Heady Betty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Hope Alin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rina Dyvy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vy Sin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ake Cruz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anie Brosas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anne Lafontain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die Elle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hn Williams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olee Jorda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Julie Valmont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Katy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Kety Pearl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Kortny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Krystal Shay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Lexi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Madiso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Matilde Ramos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Mercedez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Mia Valentin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Michelle Wild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Milan Cheek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tashas Nylons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ora Hamilto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Promesit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k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oxi Minx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uby Sinclair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ge Hailong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lly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mantha Sabadr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mmy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phire Ra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herezade Lapiedr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ofiyka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ophia Lucill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tacy Marti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tephanie Dahl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atiana Swank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erri Hamme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Uli Trave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alerica Steel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alerie Mack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era Cruz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eronica Vo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ctoria Falls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ctoria Marquez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olet Whispe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Xene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Yuri Seto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my Rouge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Arrow Star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Emily Doll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tasha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anda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eronika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Yara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arrie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ecili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onn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Honey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n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oan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Katty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Layl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Lourdes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Penny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ut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awyer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imone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ony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Violet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usann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hm Triple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avide Mont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bbi David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nali Wint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Scarlet Rav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Trinity Dynamite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0.971429">
            <text:p>0.971429</text:p>
          </table:table-cell>
        </table:table-row>
        <table:table-row>
          <table:table-cell office:value-type="string">
            <text:p>Anna Rose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0.956522">
            <text:p>0.956522</text:p>
          </table:table-cell>
        </table:table-row>
        <table:table-row>
          <table:table-cell office:value-type="string">
            <text:p>Gemma Naya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952381">
            <text:p>0.952381</text:p>
          </table:table-cell>
        </table:table-row>
        <table:table-row>
          <table:table-cell office:value-type="string">
            <text:p>Ophelia D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95">
            <text:p>0.95</text:p>
          </table:table-cell>
        </table:table-row>
        <table:table-row>
          <table:table-cell office:value-type="string">
            <text:p>Sandra Zee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95">
            <text:p>0.95</text:p>
          </table:table-cell>
        </table:table-row>
        <table:table-row>
          <table:table-cell office:value-type="string">
            <text:p>Haley Mae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947368">
            <text:p>0.947368</text:p>
          </table:table-cell>
        </table:table-row>
        <table:table-row>
          <table:table-cell office:value-type="string">
            <text:p>Emmy Lynn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.944444">
            <text:p>0.944444</text:p>
          </table:table-cell>
        </table:table-row>
        <table:table-row>
          <table:table-cell office:value-type="string">
            <text:p>Brooklyn Jane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941176">
            <text:p>0.941176</text:p>
          </table:table-cell>
        </table:table-row>
        <table:table-row>
          <table:table-cell office:value-type="string">
            <text:p>Ali Ka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Amanda De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Amira Roshan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Angelika Jakubowska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Anna Tyler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Anthony Hardwoo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Antonio Ross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Aurora Odair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Beata A Alena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Bonnie Hear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Brad Knigh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Candy Andy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Celine Noire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Chad Diamon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Cher Adel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Crystal Sparx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Curved Marvi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Dana Ho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Daniella English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Diamond Lou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Dick Chibbles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Donita Dunes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Drea Diamon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Eden Ros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Ellie Ander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Georgio Black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Ginta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Hannah Callow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Harmoni Kalifornia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JC Taylor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Jack Vegas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Jayden Black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Jenny Diamon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Jimmy Bulle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Johnny Castl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July Sain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Justin Hun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Osa Lovely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Penny Flam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Raya Mo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Rebecca Brook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Rick Har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Rion King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Ryan Ryder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ami Whit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eth Gambl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ofi Ka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ofia Rex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oldier Boi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teve Rickz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teve Steel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unflower Doll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weet Nensy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Szandora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Tinny Rados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Tom Moor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Trent Diesel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Tyler Knigh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Tyler Torr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Uncle Georg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ValGasmic Expose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Vany Ully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Veronica Har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Veronica Sanchez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Vin Deac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Yara Sky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33333">
            <text:p>0.933333</text:p>
          </table:table-cell>
        </table:table-row>
        <table:table-row>
          <table:table-cell office:value-type="string">
            <text:p>Adam Black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Ailek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Bailey Bam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Big Johnny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Christian XXX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Daphnee Lecerf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Dino Bravo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Francesca Lukasik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Giovanni Francesco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Honey Suckle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Izabel Little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Izzy Champayne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James Deen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Jason Steel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Jason X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Jaxton Wheeler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Jayden Marco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Jenna Brook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Jessika Taylor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Joel Someone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John Johnson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Leda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Nikki Brook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Sebastian Key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Siouxsie Q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Sofi Noir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Solo Grundy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Star Del Ray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Thomas Crown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Tom Dong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Vanilla Red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Vic Lowrey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Victor Ray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928571">
            <text:p>0.928571</text:p>
          </table:table-cell>
        </table:table-row>
        <table:table-row>
          <table:table-cell office:value-type="string">
            <text:p>Adam Sharps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Billy Boston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Cameron Kincad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Capitano Eric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Cassy Young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Chris Lockwood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Christi Cats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Clara Red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Daphne Joy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Eric Tomfor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Frenchy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Hammer Le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Jason Black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Lea Guerlin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Mila Mari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Skylar Squirt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Tara Tattoo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Tara Toxic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Valeria Jones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923077">
            <text:p>0.923077</text:p>
          </table:table-cell>
        </table:table-row>
        <table:table-row>
          <table:table-cell office:value-type="string">
            <text:p>Ada Sanchez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Alison DeVor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Anita Gyongy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Annabella For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Arie Fay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Ashley Leigh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Billy Blas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Celine Wanne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Danko Bell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David Perry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Dick Jame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Esmeralda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Fabiola Dos Santo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Friday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Hayden Hellfir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Jack Spad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Jesse Carl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Leighlani Re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Lilly Lov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Liza Bigg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Micah Moor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Miley May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Naomi Taylo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Nikki Jackso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Priscilla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Redd Adair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Rob Pipe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Sasha Shy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Sofia Moo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Spicy J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Stasia Bon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Trevor Thompso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Wendy Whopper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916667">
            <text:p>0.916667</text:p>
          </table:table-cell>
        </table:table-row>
        <table:table-row>
          <table:table-cell office:value-type="string">
            <text:p>Samantha Kelly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0.911765">
            <text:p>0.911765</text:p>
          </table:table-cell>
        </table:table-row>
        <table:table-row>
          <table:table-cell office:value-type="string">
            <text:p>Bramble Bee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Sinead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Sonya Rose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Andrea Blu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Aneta Kowal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Angel Ray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Angelica Rosenburg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Angie Scot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Britney Dutch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Cindy Jame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Drew Deveaux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Evzenie Havelkova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Foxy Lucina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Georgia Cream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Gia Hill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Jade Jardelli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James Jamesson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Jamie Gilli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Jana Bubu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Jesse Ston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Sarah ONeil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Sharon Da Val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Sofi Von Doom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Spooky Fat Bra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Taylor Littl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Trent Tesoro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Tristan Segal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Valhalla Le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Xanthia Doll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Zoe Fletcher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1">
            <text:p>0.909091</text:p>
          </table:table-cell>
        </table:table-row>
        <table:table-row>
          <table:table-cell office:value-type="string">
            <text:p>Annabelle More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.904762">
            <text:p>0.904762</text:p>
          </table:table-cell>
        </table:table-row>
        <table:table-row>
          <table:table-cell office:value-type="string">
            <text:p>Jewel DeNyle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.904762">
            <text:p>0.904762</text:p>
          </table:table-cell>
        </table:table-row>
        <table:table-row>
          <table:table-cell office:value-type="string">
            <text:p>Lady Sonia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.904762">
            <text:p>0.904762</text:p>
          </table:table-cell>
        </table:table-row>
        <table:table-row>
          <table:table-cell office:value-type="string">
            <text:p>Raven Lane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.904762">
            <text:p>0.904762</text:p>
          </table:table-cell>
        </table:table-row>
        <table:table-row>
          <table:table-cell office:value-type="string">
            <text:p>Anita Sparkl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Leanna Sweet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Alexis Cherr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Amber Lac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Amber Wilde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Angela Summer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Arkida Reeve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Ashleigh Doll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Atomic Ana Algo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Cali Winter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Catalya Mi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Channon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Charlotte Ree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Ciara Bugatti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Derek Skeeter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Dominique Gabriell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Dray Ston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Felicia Rai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Franco Roccafort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Frederica Fierc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Ginger Madiso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Holly Beth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Hongyok Lalita Sornbunl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Irene Ashle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Isabella Fierr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Ivy Rose Gehenn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Kiera King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Lena Lak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Liloo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Maya Summer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Nikki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Pos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Rozey Royalt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Samy Jorda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Sarenna Le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Satomi Miyazaki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Suzy Spark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Svetlana Chernov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Tiana Lyn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Tiffany Shin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Tommi All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Trinity Olse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Tyla Tion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Tyler Jame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Valentina Bab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Vicky Ann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Vixen Fyr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Winnie Helenk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Zazel Paradis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</table:table-row>
        <table:table-row>
          <table:table-cell office:value-type="string">
            <text:p>Della Dane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0.894737">
            <text:p>0.894737</text:p>
          </table:table-cell>
        </table:table-row>
        <table:table-row>
          <table:table-cell office:value-type="string">
            <text:p>Sidra Sage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0.894737">
            <text:p>0.894737</text:p>
          </table:table-cell>
        </table:table-row>
        <table:table-row>
          <table:table-cell office:value-type="string">
            <text:p>Stefanie Von Eckten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0.894737">
            <text:p>0.894737</text:p>
          </table:table-cell>
        </table:table-row>
        <table:table-row>
          <table:table-cell office:value-type="string">
            <text:p>Dolly Spice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Esluna Love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Katia De Ly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Kimberly Kane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Luci Li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Melissa Lauren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Ophelia Purr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Aaron Rock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Alta Sierr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Ana Henao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Angel Rai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Anife De Palom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Antonio Suleima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BeeBee Gun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Belle Black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Benito Mos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Bessy Suicid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Bobbie Jay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Carmela 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Catalina Devil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Cea Lov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Charlotte Bloom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Cynthia Fox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Egon Kowalski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Elli Jorda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Eris Vesper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Eva Viole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Gabriella Salvator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Gerasim Spartak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Glynis Barber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Haruka Ohsaw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Hiroko Kuwat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Ingrid Haye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JJ Grave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Jane Bush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Jane Nedo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Julie Simon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Kendra Star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Kennedy Nash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Lana Lovelac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Mihrimah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Milancheek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Noelle Moniqu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Rachel Jesse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Red Madnes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Rezz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Riki Rocke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Sasha M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Scarlet Contemptres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Selena Santoro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Sheri St Clair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Sonia Carrer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Sophie Aliz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Summer Smith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Tana Water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Taylor Ash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Tiger Wild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Tom Cruiso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Valentina Canali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Verena Maxim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Wakako Hujimori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Zabrina Black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88889">
            <text:p>0.888889</text:p>
          </table:table-cell>
        </table:table-row>
        <table:table-row>
          <table:table-cell office:value-type="string">
            <text:p>Daisy Pheonix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882353">
            <text:p>0.882353</text:p>
          </table:table-cell>
        </table:table-row>
        <table:table-row>
          <table:table-cell office:value-type="string">
            <text:p>Emily Bender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882353">
            <text:p>0.882353</text:p>
          </table:table-cell>
        </table:table-row>
        <table:table-row>
          <table:table-cell office:value-type="string">
            <text:p>Violet Voss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882353">
            <text:p>0.882353</text:p>
          </table:table-cell>
        </table:table-row>
        <table:table-row>
          <table:table-cell office:value-type="string">
            <text:p>Hannah Vivienne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0.88">
            <text:p>0.88</text:p>
          </table:table-cell>
        </table:table-row>
        <table:table-row>
          <table:table-cell office:value-type="string">
            <text:p>Lily Starfire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0.88">
            <text:p>0.88</text:p>
          </table:table-cell>
        </table:table-row>
        <table:table-row>
          <table:table-cell office:value-type="string">
            <text:p>Simone West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0.878049">
            <text:p>0.878049</text:p>
          </table:table-cell>
        </table:table-row>
        <table:table-row>
          <table:table-cell office:value-type="string">
            <text:p>Zara Mendez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Giselle Monet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Laura Orsolya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McKenzie Ma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Mya Diamond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Tiffany Burlingam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Tina Wagner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Willow Winters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bby Rai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gatha An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lexis Duval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lma Villanuev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mber Reiz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nastasia Mayo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ngie Rus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rchie Ston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ri Silvio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suka Ishihar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August Knigh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Beatrice Roj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Bria Mari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Bruno Dickem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Caro la Petite Bomb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Christina Hear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Darian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Deisy Leo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Dixie Reynold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Erika Lindauer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Erika Locket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Erika Xstac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Giselle Bitenkur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Ilse De Rooij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Isabella Hand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Janina Aus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Jil Thomso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Jodi Jame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Julia Steel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Katalina Mill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Kira Angel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Kyle Clover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Latex Luc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Margo Watse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Mia Cheer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Oretha Mar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Poopea Pon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Rachel Rampag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Ravena Hanniel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Rebeca Cerrer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Rebecca Blaz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Rossie Cottrell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abrina Santo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ara Rosar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hay Lyn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ierra Sain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ilvia Su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ir Nik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karlit Knigh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ofia Ver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ola Zol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ophie Call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utti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Tabitha Bishar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Taylor Rose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Tiffani Lov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Valerie Vos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Winona Lind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Yessica Bunn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75">
            <text:p>0.875</text:p>
          </table:table-cell>
        </table:table-row>
        <table:table-row>
          <table:table-cell office:value-type="string">
            <text:p>Sofi Li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0.870968">
            <text:p>0.870968</text:p>
          </table:table-cell>
        </table:table-row>
        <table:table-row>
          <table:table-cell office:value-type="string">
            <text:p>Leigh Raven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.869565">
            <text:p>0.869565</text:p>
          </table:table-cell>
        </table:table-row>
        <table:table-row>
          <table:table-cell office:value-type="string">
            <text:p>Terry Anne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.869565">
            <text:p>0.869565</text:p>
          </table:table-cell>
        </table:table-row>
        <table:table-row>
          <table:table-cell office:value-type="string">
            <text:p>Veronica Snezna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.869565">
            <text:p>0.869565</text:p>
          </table:table-cell>
        </table:table-row>
        <table:table-row>
          <table:table-cell office:value-type="string">
            <text:p>Skylar Harris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0.868421">
            <text:p>0.868421</text:p>
          </table:table-cell>
        </table:table-row>
        <table:table-row>
          <table:table-cell office:value-type="string">
            <text:p>Lena Ashworth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0.867925">
            <text:p>0.867925</text:p>
          </table:table-cell>
        </table:table-row>
        <table:table-row>
          <table:table-cell office:value-type="string">
            <text:p>Claudia Rossi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haron Saint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dele Cherr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driana Cond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lexa Liberti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lexis Elli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lice Dumb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licija Castro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line Rio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lisha Brend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madea Emil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mber Rodger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milian Kush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ndrew Marshall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nge Venu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ngel Diamond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ngel Rush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ngelica Diamond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nna Nikova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nnie Engelti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riana Brow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riana Shain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sante Ston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shlee Cox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shley Luvbug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shley Star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shley Wood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shli Ame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very Ston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Axel Ace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ella Lil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enji Roxx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etty Bang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ianca Dagg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ianca Jagua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rad Hart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rad Tyl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rie Daw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rooke Ashleigh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Brooklyn Ros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andice Bank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andy Su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andy Vivia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ara St Germai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arla C Gigg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armelita Blu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had Whit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hloe Cart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hloie Madiso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hris Epic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hris Johnso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indy Black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indy Su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laudia Monet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leo Dream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onnor Kenned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onny Dach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orazon Del Angel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rista Lyn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ristal Ma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ristina Agav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urt Woost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urvy Mar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Danielle Reag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Dean Strong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Denis Marti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Dick Richard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Dion De Rossi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Dutch Bardoux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Elle Ce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Ellie Louis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Ema Black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Ericka Liu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Eva Strawberr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Evanni Solei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Eve Rosario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Evie Ree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Freya French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Frutella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Ginger Red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Goddess Amadah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Grace Young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Hailey Sta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Ibi Smile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Izi Ashle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ckie Tiefenbach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ke Jac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mes Bang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mie Barr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red Gre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son Bay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y Ashle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y Huntingto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y West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azmine Cruz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ennifer Steel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eny Snow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ess Scotland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esus Reye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iz Le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oanne Pric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ohn Jamme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ohn Magnum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ohnny Hill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ohnny Sin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onas Kaiz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osh Jo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Juan El Caballo Loco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Katie Ros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Natalie Fior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Norah Nova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aisa Wetsx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alf Christia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eecy Ra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hyanna Le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ick Fantana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ob Blu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ob Carpent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obert Axel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osaline Rosa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ose Kisse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oxane Le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Ryan Ress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asha Bank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carlett Sawy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ean Spurt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hirley Harri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ilena Keyla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inia A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lave Fluff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nickers Bab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onia Roxxx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onia Sparrow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ophie Loga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taci Simpso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tanley Johnso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tefan Steel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tephanie Blow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tirling Coop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usie Jhonso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usie Stella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uzanne Ferrari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uzy Fox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weet Butterfl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Syd Blakovich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 Ston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J Hart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awny Tyl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aylor Lyn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empest Rave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era Dic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ess Christianse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homas Ston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oy Kim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weety Valentin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Uncle Jessi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Valentina Lopez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Vellocet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Velma Voodoo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Vera Vaugh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Veronica Diamond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Victoria Divin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Vince Ferelli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Warren Piec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Wild Bill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Yana Jordan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Yellow Kitt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Yulia Blondy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Zak Tyl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tj cumming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866667">
            <text:p>0.866667</text:p>
          </table:table-cell>
        </table:table-row>
        <table:table-row>
          <table:table-cell office:value-type="string">
            <text:p>Chanel Lux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.863636">
            <text:p>0.863636</text:p>
          </table:table-cell>
        </table:table-row>
        <table:table-row>
          <table:table-cell office:value-type="string">
            <text:p>Lacey London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.863636">
            <text:p>0.863636</text:p>
          </table:table-cell>
        </table:table-row>
        <table:table-row>
          <table:table-cell office:value-type="string">
            <text:p>Layla London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.863636">
            <text:p>0.863636</text:p>
          </table:table-cell>
        </table:table-row>
        <table:table-row>
          <table:table-cell office:value-type="string">
            <text:p>Lucy Belle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.863636">
            <text:p>0.863636</text:p>
          </table:table-cell>
        </table:table-row>
        <table:table-row>
          <table:table-cell office:value-type="string">
            <text:p>Alina Ali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Vivian Grace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essica Jones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ose Winters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osie Riches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lex Romero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ly Monro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udrina Grac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urora Morgenrot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very Paig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Bonnie Whit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Brad Sterling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ali Do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armel Cox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armen Bunny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hris Ockham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hristian Charity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ourtney Blu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riss Simon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aniella Schiffer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avid Loso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avin King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ebby Fountain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irty Harry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onna Jo Gribbl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lena Petrova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lis Diamond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lla Hanson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Glaiza De Castro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Halona Vog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Indigo Dance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ck Kallahari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de Winter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ke Adam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mes Barthole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x Slayher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yden Wood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ean Val Jean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eckyl Suicid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immy Dix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oey Bras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ordan Lover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oshua Lewi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oss Lescaf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Kylie Morgan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Maible Marryk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egina Spark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ichard Mann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icky Rascal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oman Todd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omeo Pric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osaline Lov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uby Reaper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amy Omide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teven St Croix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Tanaia Jay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Tawny Peak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Veronica Jet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Vicktoria Redd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Yago Ribeiro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Yum The Bos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Zoe Ra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bsolute Star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lex Fort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lita Angel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mber Kan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mber Thi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ngel Calient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ngel Lynn Bori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ngie Angel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ngie Whit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nna Safin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shley Glam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sia Drak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Azaylia 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Baile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Barbie Reye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Brandy Starz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Brittany Burk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arla Cai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arol Lynle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asey Star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atherine Bos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heyenne Leig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Chris Taylo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anielle Frost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awn Honey Crisp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eadra De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ena Colegial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ionisi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Donna Flow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lena Ja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lis Black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lla Rosali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milia Vos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ryn Ros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Fanny Ac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Frid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George Brow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Gypsy Leig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Harumi Asan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Hayden Russ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Heidi Hooter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Helen Bergstrom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dis Spad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ime Fetti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mie Oliv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mie Taylo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nae Foxx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vier LoveTongu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ayla Dream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emma Jan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oey Sommer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une Laru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Justine Taylo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Kendra Rai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Khrysi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Krystal Swift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Kyoko Tachiban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Lisa Asil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Megan Ink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Mercede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Molly Cut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Nicole Smit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Olivia Westsu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ae Rile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iley Brook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uby Lynn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Rusty Steven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arah Calanth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carla Swallow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carlett Jacks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cott Rile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cott Upt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edenn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hay Morga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haylene Ra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herry Arnett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tac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unny Soleil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Susan Kig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Teresa Ransom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Toni Maddux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Valerie Hart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Valerio Ghinnes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Vex Ashle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Wanda Able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Yuma Asami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3">
            <text:p>0.857143</text:p>
          </table:table-cell>
        </table:table-row>
        <table:table-row>
          <table:table-cell office:value-type="string">
            <text:p>Elexis Monroe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851852">
            <text:p>0.851852</text:p>
          </table:table-cell>
        </table:table-row>
        <table:table-row>
          <table:table-cell office:value-type="string">
            <text:p>Sasha Haven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0.851064">
            <text:p>0.851064</text:p>
          </table:table-cell>
        </table:table-row>
        <table:table-row>
          <table:table-cell office:value-type="string">
            <text:p>Maya Bijou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.85">
            <text:p>0.85</text:p>
          </table:table-cell>
        </table:table-row>
        <table:table-row>
          <table:table-cell office:value-type="string">
            <text:p>Sasha Zima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.85">
            <text:p>0.85</text:p>
          </table:table-cell>
        </table:table-row>
        <table:table-row>
          <table:table-cell office:value-type="string">
            <text:p>Tatanya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 office:value-type="float" office:value="0.846774">
            <text:p>0.846774</text:p>
          </table:table-cell>
        </table:table-row>
        <table:table-row>
          <table:table-cell office:value-type="string">
            <text:p>Hailey Ritta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Kylie Martin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Adella Skyy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Alex Jone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Angelic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Brind Lov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Cami Small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Chastity Sin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Chloe Vega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Christian Wild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Da Cad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Dacey Harlot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Destiny Ann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Devinn Lan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Dior Lov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Don XXX Princ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Drake Templ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Eli Hunter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Elise Brow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Emma Redd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Emuna Lotti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Eric Everhard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Francine Ah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George Uhl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Helena Lopez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Herschel Savag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Ian Scott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Isiah Maxwell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ack Venic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acky Fay Lyn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an Nurad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axson Brigg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ay Crew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azmine Cashmer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ennifer Lind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oe Hardick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ohnny Blaster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Jonathan Jorda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Lady Gang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Laura Angel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Lucy Sunflower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Mako Anzai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Randy Denmark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Ricky Larki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Ricky Ston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Ryan Mclan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Sakura 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Sally Sparrow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Sasha Apex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Saxxana Gold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Sienna Hudso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Susan Le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Tanya Bahtin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Viktoria Vaar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Wolf Hudso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46154">
            <text:p>0.846154</text:p>
          </table:table-cell>
        </table:table-row>
        <table:table-row>
          <table:table-cell office:value-type="string">
            <text:p>Amber Jade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Dulce Rivera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Eva Smolina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Janelle Taylor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Khloe Kingsley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Melina Mason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Pure Kitty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Rin White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Stacy Cream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Starri Knight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Susan Snow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.842105">
            <text:p>0.842105</text:p>
          </table:table-cell>
        </table:table-row>
        <table:table-row>
          <table:table-cell office:value-type="string">
            <text:p>Amai Liu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.84">
            <text:p>0.84</text:p>
          </table:table-cell>
        </table:table-row>
        <table:table-row>
          <table:table-cell office:value-type="string">
            <text:p>Virgin Butterfly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.84">
            <text:p>0.84</text:p>
          </table:table-cell>
        </table:table-row>
        <table:table-row>
          <table:table-cell office:value-type="string">
            <text:p>Evelyn Claire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0.83871">
            <text:p>0.83871</text:p>
          </table:table-cell>
        </table:table-row>
        <table:table-row>
          <table:table-cell office:value-type="string">
            <text:p>Sarah Randall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.836735">
            <text:p>0.836735</text:p>
          </table:table-cell>
        </table:table-row>
        <table:table-row>
          <table:table-cell office:value-type="string">
            <text:p>Brittany Love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ani Diaz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ebbie Boyde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atie St Ives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ayla Paige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eigh Darby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ia Grandy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yzell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abel Carter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astasia Brill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sia Rae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herry Blush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iarra Kai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exi Diamond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ola Johnson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ita Black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onnie Kim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ndra Lyd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herill Collins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weetie Plum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Valentina Lapiedra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Zara Whites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lby Ryde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lisya Gape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astasia Morn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drea Black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gelica Taylo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elicia Steel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ella Mi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obbi Brixto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rooke Underhill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meron Cruz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reena Collin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roline Quin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thy Moor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esar Xe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hloe Bailey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oralie 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ynthia Romer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aisy Duke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anny Steel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ante Coll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elilah Dash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olce Elektr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on Fernand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dy Montan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mily Norma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abriel Clark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Hollywood Cash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Ice Cold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Ilsa Strix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Ishtar Ros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Iwi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ack Cumming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asmine De Lovely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ason Brow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enna Daniel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aci Sta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ali Ros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ali West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ate Stardust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aty Borma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endra Secret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rista Ayn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rystal Steal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aSirena6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ady Bug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ana Croft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ara Jone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illy Hall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ily LaBea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ucie Le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ucy Steven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arie Leon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elinda Haley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ika Ta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ya Nicol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Pandora Bailey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Pink Pussy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achel Rockett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andi Tang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aven Riley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bina Blue Nud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lly DAngel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ya Fujimot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ina Longleg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ophie Elliso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oi Clayto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Valeri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Viper To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Vyness Lucer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Will Jaspe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bby Visser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drian May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iri Nakajim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izawa R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lena Esipov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lexis Star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lexis Steven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lexxx Whit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lyssa 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lyssa Daniel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my Grayst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drea Ros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na Beletzki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na Oksa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nnie Duqu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pril McAdam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rs Amandi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Axelle Park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arbie Chand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ecky For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ella Banx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ella DellaMort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esst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inky Beaz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rad Baldwi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randon Nas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randy Blai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Bunnie Barrera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lista Valenti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mila Mendoz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mmie Rhode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mrie Foxxx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rmen Crea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rrie Crus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asey Lov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hiara Bianchin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hie Kanek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hiyo Yamab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hrissy An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hristopher Garci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ici Amo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laudio Pedr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Cristal Pire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ahlia Von Knigh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akota Madisi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akota River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Darko Mu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den Si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lizabeth Ann Hild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lizabeth Ja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louise Lus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mma Hui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mma Secre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ndy Clint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nrika Doll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stefani Tarrag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velin Auber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Evelyn Valkov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Frances Bentle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abi Gat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enevievr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eorgia Sampai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erti Ber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iada Sg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iada Suicid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igi Swee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loria Gott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risha Petrov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Guy Tavare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Harley Ra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Hazel Roz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Heidi Hone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Indigo Swee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Ivy Wyn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Ivy Youn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ane Dark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azmin Orteg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ennifer Adkiss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ennifer Tot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eny Whit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essica Chas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essica Sta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ohnny Donava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ohnny Torqu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onny Coop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orani Jame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Juicy Joolz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atrine Pir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aylie Kart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risti Fox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risti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ylayah Spark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Kylie Kenned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alita Lati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anna Cart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ilith Lib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io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ora Craf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una Lovel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acy 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argo Von Tess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egan Fior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eghan Leopar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ia Molotov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ila Fox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inari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Monic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Nasia Jans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Nikki Pea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Oliver Hyd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Olivia Zlot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Percy Sire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achele Bellucci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ayna Stacxxx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ee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ichh De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Rosa Mentoni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brina Redhar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ki Aoyam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mmy Sto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ndy Ri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ra O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sha Delaveg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sha Fox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aya Niiyam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carle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cou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ensiou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hane Ren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hirley Mans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lave Dov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ophia Youn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tella Sto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tephanie Mar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unny Ic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Susanne Brech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abatha Cas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all Clar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ami Fabia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ati Russ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ener Duend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hais Lafuent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homas Fiat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iffany Rya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omoka Nanas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Tori Mack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Vika G Caecili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Wendi Whit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Wild Vicky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Yayoi Fujisaw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833333">
            <text:p>0.833333</text:p>
          </table:table-cell>
        </table:table-row>
        <table:table-row>
          <table:table-cell office:value-type="string">
            <text:p>Luci Lovett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0.830189">
            <text:p>0.830189</text:p>
          </table:table-cell>
        </table:table-row>
        <table:table-row>
          <table:table-cell office:value-type="string">
            <text:p>Sukanya Krishnan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0.828571">
            <text:p>0.828571</text:p>
          </table:table-cell>
        </table:table-row>
        <table:table-row>
          <table:table-cell office:value-type="string">
            <text:p>El Storm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.826087">
            <text:p>0.826087</text:p>
          </table:table-cell>
        </table:table-row>
        <table:table-row>
          <table:table-cell office:value-type="string">
            <text:p>Nataly Gold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.826087">
            <text:p>0.826087</text:p>
          </table:table-cell>
        </table:table-row>
        <table:table-row>
          <table:table-cell office:value-type="string">
            <text:p>Patty Michova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.826087">
            <text:p>0.826087</text:p>
          </table:table-cell>
        </table:table-row>
        <table:table-row>
          <table:table-cell office:value-type="string">
            <text:p>Lindsey Olsen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Alexa Amore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Didi Zerati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Francesca Palma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Holly Day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Kesha Ortega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Lily Glee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Luscious Lopez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Lux Kassidy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PussyKat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823529">
            <text:p>0.823529</text:p>
          </table:table-cell>
        </table:table-row>
        <table:table-row>
          <table:table-cell office:value-type="string">
            <text:p>Rena Lynn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0.821429">
            <text:p>0.821429</text:p>
          </table:table-cell>
        </table:table-row>
        <table:table-row>
          <table:table-cell office:value-type="string">
            <text:p>Stevie Moon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0.821429">
            <text:p>0.821429</text:p>
          </table:table-cell>
        </table:table-row>
        <table:table-row>
          <table:table-cell office:value-type="string">
            <text:p>Angelina Valentine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.82">
            <text:p>0.82</text:p>
          </table:table-cell>
        </table:table-row>
        <table:table-row>
          <table:table-cell office:value-type="string">
            <text:p>Andi Rose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Sandra Blonde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very Black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riana Regent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delyn Ros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lex Legend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lexa Belluci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lexa Style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lice Sadiqu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lita Le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liza Haz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mirah Style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ndreina Delux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ngel Lover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ngelique Morga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nita Blond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nna Violet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nnika Ev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Asteria Diamond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Bailey Paig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Bambi Bab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Bettina Campbell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Billy King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Breana Tabu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Brett Maker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Carlosink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Carlye Denis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Catarina Foxy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Charley Holay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Charlie Dea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Charlotte Markham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Chloe Catastroph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Chrystal Sin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Contessa Doll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Dakota Burd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Dale Dabon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Dan Ferrari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Darth Lacey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Devin Saint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Dina Pearl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Emily Marily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Eva Zapp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Felisja Pian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Gisele Carioc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Hazuki Okit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Hiyoko Morinag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Inga Eff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JT Money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Jackie Pierso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James Angel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James Brossma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John Barber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Judy Star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Justicia Blond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Kara Ros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Karin Torre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Kathleen Pitt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Lenna Ros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Lola Marro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Megan Venturi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Mercedes Lyn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Rachel Luv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Rin Yuzuki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Sammy Sander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Sandra Blak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Sierra Lust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Stacey Barne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Susy Salom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Sweet Jan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Talita Brandao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Thick Ass Daphn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Tristan Seagal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Tyla Jessop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Valis Volkov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Verona Sky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Vikki Fox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Vivien Bianchy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18182">
            <text:p>0.818182</text:p>
          </table:table-cell>
        </table:table-row>
        <table:table-row>
          <table:table-cell office:value-type="string">
            <text:p>Bailey Brooks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0.814815">
            <text:p>0.814815</text:p>
          </table:table-cell>
        </table:table-row>
        <table:table-row>
          <table:table-cell office:value-type="string">
            <text:p>Francesca Rose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0.814815">
            <text:p>0.814815</text:p>
          </table:table-cell>
        </table:table-row>
        <table:table-row>
          <table:table-cell office:value-type="string">
            <text:p>Kissa Sins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0.814815">
            <text:p>0.814815</text:p>
          </table:table-cell>
        </table:table-row>
        <table:table-row>
          <table:table-cell office:value-type="string">
            <text:p>Vanessa Moon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0.8125">
            <text:p>0.8125</text:p>
          </table:table-cell>
        </table:table-row>
        <table:table-row>
          <table:table-cell office:value-type="string">
            <text:p>Ciara Rose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.8125">
            <text:p>0.8125</text:p>
          </table:table-cell>
        </table:table-row>
        <table:table-row>
          <table:table-cell office:value-type="string">
            <text:p>Coco de Wit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.8125">
            <text:p>0.8125</text:p>
          </table:table-cell>
        </table:table-row>
        <table:table-row>
          <table:table-cell office:value-type="string">
            <text:p>Cree Morena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.8125">
            <text:p>0.8125</text:p>
          </table:table-cell>
        </table:table-row>
        <table:table-row>
          <table:table-cell office:value-type="string">
            <text:p>Hazel Grace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.8125">
            <text:p>0.8125</text:p>
          </table:table-cell>
        </table:table-row>
        <table:table-row>
          <table:table-cell office:value-type="string">
            <text:p>Katya Rodriguez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.8125">
            <text:p>0.8125</text:p>
          </table:table-cell>
        </table:table-row>
        <table:table-row>
          <table:table-cell office:value-type="string">
            <text:p>Rebeca Fo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.8125">
            <text:p>0.8125</text:p>
          </table:table-cell>
        </table:table-row>
        <table:table-row>
          <table:table-cell office:value-type="string">
            <text:p>Ara Mix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0.810811">
            <text:p>0.810811</text:p>
          </table:table-cell>
        </table:table-row>
        <table:table-row>
          <table:table-cell office:value-type="string">
            <text:p>Ania Kinski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.809524">
            <text:p>0.809524</text:p>
          </table:table-cell>
        </table:table-row>
        <table:table-row>
          <table:table-cell office:value-type="string">
            <text:p>Cassidey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.809524">
            <text:p>0.809524</text:p>
          </table:table-cell>
        </table:table-row>
        <table:table-row>
          <table:table-cell office:value-type="string">
            <text:p>Darisha Roxx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.809524">
            <text:p>0.809524</text:p>
          </table:table-cell>
        </table:table-row>
        <table:table-row>
          <table:table-cell office:value-type="string">
            <text:p>Sibilla Leone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.809524">
            <text:p>0.809524</text:p>
          </table:table-cell>
        </table:table-row>
        <table:table-row>
          <table:table-cell office:value-type="string">
            <text:p>Slimthick Vic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0.807692">
            <text:p>0.807692</text:p>
          </table:table-cell>
        </table:table-row>
        <table:table-row>
          <table:table-cell office:value-type="string">
            <text:p>Cody Lane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0.806452">
            <text:p>0.806452</text:p>
          </table:table-cell>
        </table:table-row>
        <table:table-row>
          <table:table-cell office:value-type="string">
            <text:p>Elle Voneva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0.806452">
            <text:p>0.806452</text:p>
          </table:table-cell>
        </table:table-row>
        <table:table-row>
          <table:table-cell office:value-type="string">
            <text:p>Shione Cooper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0.806452">
            <text:p>0.806452</text:p>
          </table:table-cell>
        </table:table-row>
        <table:table-row>
          <table:table-cell office:value-type="string">
            <text:p>Franceska Jaimes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0.804878">
            <text:p>0.804878</text:p>
          </table:table-cell>
        </table:table-row>
        <table:table-row>
          <table:table-cell office:value-type="string">
            <text:p>Carolyn Reese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lina Imai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Zaawaadi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olt 4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Freya Von Doom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ezley Zen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olla A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y Parks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idgette Angel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ibi Emi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rin Everheart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arissa Kane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elissa Stratton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onica Sweet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mantha Heat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hay London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ri Montana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bby Adam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driana May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driana Sag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frodit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isha Sa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kira Rain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aura Ede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exis Aver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ice Jense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ice Kok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issa Ashle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issa Bel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ma Chu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ysson Sterling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anda Bellucci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anda Estel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ber Hardi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ber Kush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ber Molok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y Shangel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astasia Blond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 Karyn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 Princes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 Rae Dol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ica Meow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ika Crista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ina Mo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ique Dos Santo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la Black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n Bazuk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na Lov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neke Necr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tonio Black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ri Park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ria Austi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ria Khaid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ryana Star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shley Dark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shley Mans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shley Pink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sia Le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urora Rainbow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ailey Nob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anana Asad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arbara Babeurr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arbie 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ella Marg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illie Rai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laire Bank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obbi Dea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onnie Sky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endon Mill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i Skie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ian Surewoo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ooke James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ooke Summ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uno S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unny Saint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yron Long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biri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llista Be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ndy Co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ra De La Hoyd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rol Foxx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roline De Jai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roline Pierc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rrie Ann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yenne Hot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eleste Sablich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anel Sky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arlotte Davi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eyne Collin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yna Whit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laire Evan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laire Knight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laire Shelt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laudia Clair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laudia Jamss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liff Jense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oco Pink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ris Angel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urly An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ynthia Davi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hlia To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rnell Black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wn Avri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eidre Pagnanelli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elz Ange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eviant Kad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evon Breez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illon Diaz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ominic Pacific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ream Of Kati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ushenk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ustin Daring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den Alexand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ena Ra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isa Odios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la Storm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lie Fo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lie Ra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mber Jame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merald Ros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mily Bab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mily Harp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piphany Jone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ric Masters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smeralda Alvarez Leyv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va Fir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va Johns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va Kahi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Foxy Sani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erda Be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ia DiBell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ipsy Mafi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usti Tschopp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wen Cortez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ottie Holli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Isobel Wre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Izamar Gutierrez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cinta Be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ck Blaqu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ckie As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na Bach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na Kucov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na Sherida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ne Cand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netta Bush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rmila Gajdosov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yma Rei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mston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nn Camer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ssi Fierc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ssica Hot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ssica Patt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immy Bu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inx Venu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hn Strong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hnny Lov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lene Devi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lie Noi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n J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rdanna Fox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anne Jame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e An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e Ging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o Gomez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ne Joseli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stin Long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stin Magnum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ynx Correr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acey Duval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anny Barbi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ichelle Mari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una Sauvag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ia Ston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ink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Nikki Rhode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achel Teas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aphael Ny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ay Lyn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ebecca Jessop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ebecca William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honda Le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ichie Devil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ichie Rennt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iver Taylo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b Diese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cky Pebble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me Majo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se Woo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sie An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xy De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uby Rox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uka Ston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ble Rena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brina Re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hara Knit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hara Rai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lly Taylo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lma De Nor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mantha Mart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mira Sien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ndra Bumba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ndra Ka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ndra Russ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ndra Stalin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ndy Cag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ra Lopez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rah Highlight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rah Song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sha Foxx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sha Soj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lena Sky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lena Ston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renity Mode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rpente Edit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th Strong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heala Bril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hzanna East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ierra Banxx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ilvia Jon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ilvie Taylo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imone Rile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incerre Lemor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indee Cox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indy Hug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mash Thomps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oko A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ophie Luun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tacy Ra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tella Sta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teve Q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ummer Aver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ummer Daniel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usana Ce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usi Mull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weet Cheek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weet Juli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J Power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ahlia Lan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ais Mercede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anya Athert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ay Lor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ayg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aylor Nico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era Bon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erry Blis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bby Muldo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ffany Nack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ffany Tosh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ger Lil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na Dov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mmy Cabri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mmy Pisto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ny Brookly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ny Carrer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ny Martinez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ny Orland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ny Rubino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ori Chic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ristan Mathew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urman Merwa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yler Alexande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yler Nix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anessa Vixo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anessa William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asilisa Lis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erona A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cky Golde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ctoria Black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ctoria Paradic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ctoria Webb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ktoria Quin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ncent Veg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nny Burgo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onnie Bea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Wesley Pipe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Wynonna Jud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uki Mami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Zanna Tilda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Zara Fo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Zoe Davi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Zoe Grey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Zoey Reye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kari Suk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kina Nakahar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ex Se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exa Osin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exa Si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exandria Sin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exei Jackso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anda Carol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ber Summe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na Mari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rianna Blaz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va DAmor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very Morga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ebe Leflou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ernadette Manfredi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etsy Tease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lack Princ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ooklyn JoLeigh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li Spark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talina Ren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eil Grypho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eri Foxx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ris Arche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isy Dawkin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ennis Le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eziree Monro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isa Calvi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mily Le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mmy Salvitor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ric Swis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Faith Sta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abrielle Lov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inger Snow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race Wood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arlowe Blu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oney Diamond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y Ell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ong Eu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atie Fe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atie Orile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ena Coxx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indsey Pela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una Haz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egan Coxxx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olly Bennet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Nansy Small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aven Sk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ebecca Baile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ita Ston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ubina Bush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rah Mollic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kyy Dream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ofia Del Ma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tephanie Reign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unny Spark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arja King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na Whitema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aleria Visconti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olet Addam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ara A Birgid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oung Jame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vette Bov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ddyson Jam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delina Whit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drian Serd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driana Delux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gru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ex Dic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ice Fabr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lli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aranta Han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ber Deep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elia Grac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y Spear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my Swee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 We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ina Blu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gelina Ro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n Stefan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na Mal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na Sil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nzee Star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pril Summer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reana Fox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riana Sky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sa Of Spad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ubrey Thoma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Ayumi Motomur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ea Lovel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ernadett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everly Hills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ob Cra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obbie K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obby Vita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andon Bronc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itney Ro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rooklyn Cart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Buffy Sinclai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ndy Capric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ndy Le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ndy Lix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ra Wol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rla How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rmen Cal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assidy Sk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anel Sh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annell Rodrigue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arlie Atwel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erish Lay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essie Moor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iara Dilett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rissy Taylo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ristie Dom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hristopher Clar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larissa Clair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ristal Ro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ristin Anch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rystal Flyn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Curvy Caitl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hlia Rain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manie Ro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mien Whit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na B Chudin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ni Lu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nielle Nico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nyel Cheek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ark Dream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eAngelo Jacks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ebbie Boostrom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iana 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ominika Lea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onna Ew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rake V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Dusica Jovicic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 Fro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is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isa Bet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l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lla Velve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nvy M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stella Le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Eva Ber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Fae Corb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Felicia Fli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Fibi Eur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abi Volp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abrielle Lup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Gigi Sky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annah Symond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ayley Davi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eather Diamond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oney Milan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Hotaru Tsukas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Idumi Haned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Ire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de Lashe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de Star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ded Daw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smine Symo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ayden Jam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nna Grac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nni Vai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nnifer Mart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nnifer Re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nnifer Walcot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rzi Lyn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ska Marie Clair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ssica Jewel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essie J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ey Fish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hnny Rui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rge Prad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osie Ra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a Jam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a Na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a Roemmel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lian Well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Jun Kiyom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ari Nautiqu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arlie Si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atia Mart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aty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insley Ka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itty L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Koko L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acey Banghar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ea Kitt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inet Sla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is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izzie Rya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ucette Nic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Lupe Fuent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adlin Mo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alena La Puglie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arica Shant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arilyn Mansi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ary Piemont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ary Popien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egan Blak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egan Medell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ercia Franci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ia Scarlet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ichelle Mayle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ickey Moo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iki Pedang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ilena Bri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in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ina Sauvag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onica Ta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Monroe Fox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Natana Brook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Nessa Sh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Nicole Ra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Nik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Nikki Ridd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Paul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Purr Simon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achel Elizabet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adim Haje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ayvene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eiko Harun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enata Ferreir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iva Ro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berto Malo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d Hardma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owan Rail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Ruby Valent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mantha Alvare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mantha Harri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ndy Fox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pphire Lapiedr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ra Nakam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rah Sing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rah Su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sha Bel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sha Pin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sha Royc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askia Squirt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cotti Andrew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lina A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nna Sincer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rena Cak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erenity Ree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hana Mou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hayna Knigh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heric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iir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ofia Sai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ophia Capr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ophia Sug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Suzy Sebastia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aj Malaj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amara N Jo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eo Manter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equila Wood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han Nhan Hoa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hunder Kat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feret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ffany Collin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nah St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inah Star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Tyra Lex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eronika Pagacov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ctoria Banxxx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olet Clark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vi An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vian Pip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Viviana Hugh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Wendy Mul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akima Squaw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essica Gol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uka Kojim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uri Loc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uriko Hosak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uu A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Yuzuka Kinoshit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  <table:table-row>
          <table:table-cell office:value-type="string">
            <text:p>Zach We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2">
  <office:meta/>
</office:document-meta>
</file>